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</style:style>
    <style:style style:name="P2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2pt" style:text-underline-style="none" style:font-size-asian="12pt" style:font-size-complex="12pt"/>
    </style:style>
    <style:style style:name="P4" style:family="paragraph" style:parent-style-name="Standard">
      <style:paragraph-properties fo:text-align="justify" style:justify-single-word="false"/>
      <style:text-properties style:font-name="Courier New" fo:font-size="11pt" style:text-underline-style="none" style:font-size-asian="11pt" style:font-size-complex="11pt"/>
    </style:style>
    <style:style style:name="P5" style:family="paragraph" style:parent-style-name="Standard">
      <style:paragraph-properties fo:text-align="justify" style:justify-single-word="false"/>
      <style:text-properties style:font-name="Courier New" fo:font-size="10.5pt" style:text-underline-style="none" fo:font-weight="normal" style:font-size-asian="10.5pt" style:font-weight-asian="normal" style:font-size-complex="10.5pt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" fo:font-size="12pt" style:text-underline-style="none" fo:font-weight="normal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2pt" fo:font-style="italic" style:text-underline-style="none" fo:font-weight="normal" style:font-size-asian="12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fo:font-style="italic" style:font-style-asian="italic" style:font-style-complex="italic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style:font-name="Courier New" fo:font-size="11pt" style:font-size-asian="11pt" style:font-size-complex="11pt"/>
    </style:style>
    <style:style style:name="T4" style:family="text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Local file inclusion in page handling</text:p>
      <text:p text:style-name="P1"/>
      <text:p text:style-name="P9">EXPLICATION</text:p>
      <text:p text:style-name="P9"/>
      <text:p text:style-name="P1">Comme remarqué au cours de la phase d'énumération (voir ENUMERATION – partie 12), l'application web semble gérer l'affichage de ses pages par le biais d'URLs de ce genre :</text:p>
      <text:p text:style-name="P1"/>
      <text:p text:style-name="P4">http://192.168.1.37/index.php?page=signin</text:p>
      <text:p text:style-name="P4">http://192.168.1.37/index.php?page=survey</text:p>
      <text:p text:style-name="P4">...</text:p>
      <text:p text:style-name="P3"/>
      <text:p text:style-name="P3">Il est possible qu'en back end, une fonction PHP du type <text:span text:style-name="T1">include </text:span><text:span text:style-name="T2">soit utilisée par </text:span><text:span text:style-name="T1">index.php </text:span><text:span text:style-name="T2">afin d'afficher la bonne page à chaque fois. Le contenu du paramètre d'URL </text:span><text:span text:style-name="T1">page </text:span><text:span text:style-name="T2">semble donc utilisé dans le cadre de ce mécanisme. Ce dernier peut être modifié par l'utilisateur, qui contrôle donc l'input passé à la fonction du type </text:span><text:span text:style-name="T1">include</text:span><text:span text:style-name="T2">.</text:span></text:p>
      <text:p text:style-name="P6"/>
      <text:p text:style-name="P3"><text:span text:style-name="T2">Une telle configuration est dangereuse si l'input utilisateur n'est pas correctement validé, car cela peut tout à fait résulter en une faille de type </text:span><text:span text:style-name="T1">Local File Inclusion</text:span><text:span text:style-name="T2">. En effet, que se passerait-il si jamais l'utilisateur décidait de fournir à l'application l'URL suivante :</text:span></text:p>
      <text:p text:style-name="P6"/>
      <text:p text:style-name="P5">http://192.168.1.37/index.php?page=../../../../../../../../../../etc/passwd</text:p>
      <text:p text:style-name="P3"/>
      <text:p text:style-name="P3">En backend, PHP pourrait tout à fait exécuter une fonction de ce type :</text:p>
      <text:p text:style-name="P3"/>
      <text:p text:style-name="P4">include "../../../../../../../../../../etc/passwd"</text:p>
      <text:p text:style-name="P3"/>
      <text:p text:style-name="P3">Ce qui révélerait à l'utilisateur le contenu du fichier <text:span text:style-name="T3">/etc/passwd</text:span> (si aucune restriction <text:span text:style-name="T1">open_basedir</text:span><text:span text:style-name="T2"> n'est en place en tout cas ; sinon, on ne pourrait remonter que jusqu'au dossier spécifié dans cette variable de configuration PHP).</text:span></text:p>
      <text:p text:style-name="P6"/>
      <text:p text:style-name="P3"><text:span text:style-name="T2">Lorsqu'on fournit à l'application une URL de ce type, on récupère un </text:span><text:span text:style-name="T1">flag</text:span><text:span text:style-name="T2">.</text:span></text:p>
      <text:p text:style-name="P6"/>
      <text:p text:style-name="P6"/>
      <text:p text:style-name="P6"/>
      <text:p text:style-name="P7">RESSOURCES</text:p>
      <text:p text:style-name="P6"/>
      <text:p text:style-name="P6">Un script permet d'envoyer cette requête et donc de générer la page de réponse avec le flag dans le dossier Ressources.</text:p>
      <text:p text:style-name="P6"/>
      <text:p text:style-name="P6"/>
      <text:p text:style-name="P6"/>
      <text:p text:style-name="P6"><text:span text:style-name="T4">MITIGATIONS :</text:span></text:p>
      <text:p text:style-name="P8">&gt; Éviter au maximum de donner à l'utilisateur la possibilité de contrôler le contenu des fonctions de type include.</text:p>
      <text:p text:style-name="P8">&gt; Mettre en place une validation rigoureuse du user input passé à ce type de fonction.</text:p>
      <text:p text:style-name="P8">&gt; Mettre en place une restriction de type open_basedir.</text:p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0M</meta:editing-duration>
    <meta:editing-cycles>5</meta:editing-cycles>
    <meta:generator>OpenOffice/4.1.5$Win32 OpenOffice.org_project/415m1$Build-9789</meta:generator>
    <dc:date>2021-11-03T13:10:35.13</dc:date>
    <meta:document-statistic meta:table-count="0" meta:image-count="0" meta:object-count="0" meta:page-count="1" meta:paragraph-count="19" meta:word-count="273" meta:character-count="1820"/>
    <meta:user-defined meta:name="Info 1"/>
    <meta:user-defined meta:name="Info 2"/>
    <meta:user-defined meta:name="Info 3"/>
    <meta:user-defined meta:name="Info 4"/>
  </office:meta>
</office:document-meta>
</file>